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1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style:font-name="Liberation Mono1" fo:font-size="21pt" style:font-size-asian="21pt" style:font-size-complex="21pt"/>
    </style:style>
    <style:style style:name="P5" style:family="paragraph">
      <style:paragraph-properties style:writing-mode="lr-tb"/>
      <style:text-properties style:font-name="Liberation Mono1"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2a6099" loext:opacity="100%" style:font-name="Liberation Mono1" fo:font-size="21pt" style:font-size-asian="21pt" style:font-size-complex="21pt"/>
    </style:style>
    <style:style style:name="T3" style:family="text">
      <style:text-properties style:font-name="Liberation Mono1" fo:font-size="21pt" style:font-size-asian="21pt" style:font-size-complex="21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Mono1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style:font-name="Liberation Mono1" fo:font-size="21pt" style:font-size-asian="21pt" style:font-size-complex="21pt"/>
    </style:style>
    <style:style style:name="T8" style:family="text">
      <style:text-properties style:use-window-font-color="true" loext:opacity="0%" style:font-name="Liberation Mono1" fo:font-size="21pt" style:font-size-asian="21pt" style:font-size-complex="21pt"/>
    </style:style>
    <style:style style:name="T9" style:family="text">
      <style:text-properties fo:color="#2a6099" loext:opacity="100%" style:font-name="Liberation Mono1" fo:font-size="18pt" style:font-size-asian="18pt" style:font-size-complex="18pt"/>
    </style:style>
    <style:style style:name="T10" style:family="text">
      <style:text-properties style:font-name="Liberation Mono1" fo:font-size="18pt" style:font-size-asian="18pt" style:font-size-complex="18pt"/>
    </style:style>
    <style:style style:name="T11" style:family="text">
      <style:text-properties fo:color="#808080" loext:opacity="100%" style:font-name="Liberation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Обычный" presentation:presentation-page-layout-name="AL1T0">
        <draw:frame presentation:style-name="pr1" draw:text-style-name="P1" draw:layer="layout" svg:width="25.199cm" svg:height="2.629cm" svg:x="1cm" svg:y="5.5cm" presentation:class="title" presentation:user-transformed="true">
          <draw:text-box>
            <text:p text:style-name="P1">Функции</text:p>
          </draw:text-box>
        </draw:frame>
        <draw:frame presentation:style-name="pr2" draw:text-style-name="P2" draw:layer="layout" svg:width="25.199cm" svg:height="1.819cm" svg:x="1.5cm" svg:y="8.681cm">
          <draw:text-box>
            <text:p>Лекция 3-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Определение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Фу́нкция или подпрограмма — фрагмент программного кода (чаще всего именованный), к которому можно обратиться из другого места программы посредством вызова</text:p>
              </text:list-item>
              <text:list-item>
                <text:p>Во время вызова функция выполняет свое тело и возвращает управление в точку вызов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erties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Особенности функций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Каждая функция должна иметь имя</text:p>
              </text:list-item>
              <text:list-item>
                <text:p>Функция должна возвращать значение (если функция возвращает пустое значение void, она может называться процедурой)</text:p>
              </text:list-item>
              <text:list-item>
                <text:p>Функция может принимать параметры</text:p>
              </text:list-item>
              <text:list-item>
                <text:p>Функция должна быть объявлена и определена</text:p>
              </text:list-item>
              <text:list-item>
                <text:p>Функция не выполняется пока не будет явно вызвана</text:p>
              </text:list-item>
              <text:list-item>
                <text:p>Функция определяет локальную область видимости, и все переменные, объявленные внутри нее не связаны с глобальными, и будут уничтожены после выхода из функци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laration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Объявление функции</text:p>
          </draw:text-box>
        </draw:frame>
        <draw:frame presentation:style-name="pr5" draw:text-style-name="P1" draw:layer="layout" svg:width="10.6cm" svg:height="10.815cm" svg:x="1.4cm" svg:y="3.685cm" presentation:class="outline" presentation:user-transformed="true">
          <draw:text-box>
            <text:list text:style-name="L2">
              <text:list-item>
                <text:p>Объявление функции содержит тип возвращаемого значения, имя и параметры функции. <text:s/>Оно указывает интерфейс функции</text:p>
              </text:list-item>
              <text:list-item>
                <text:p>Функция <text:span text:style-name="T1">может</text:span> иметь более одного объявления до тех пор пока они идентичны.</text:p>
              </text:list-item>
            </text:list>
          </draw:text-box>
        </draw:frame>
        <draw:frame presentation:style-name="pr5" draw:text-style-name="P4" draw:layer="layout" svg:width="14cm" svg:height="9.134cm" svg:x="13cm" svg:y="3.685cm" presentation:class="outline" presentation:user-transformed="true">
          <draw:text-box>
            <text:p><text:span text:style-name="T2">char</text:span><text:span text:style-name="T3"> input();</text:span></text:p>
            <text:p><text:span text:style-name="T2">void</text:span><text:span text:style-name="T3"> print(</text:span><text:span text:style-name="T2">int</text:span><text:span text:style-name="T3"> x);</text:span></text:p>
            <text:p text:style-name="P3"><text:span text:style-name="T2">float</text:span><text:span text:style-name="T3"> sum (</text:span><text:span text:style-name="T2">float</text:span><text:span text:style-name="T3"> x, </text:span><text:span text:style-name="T2">float</text:span><text:span text:style-name="T3"> y);</text:span></text:p>
            <text:p text:style-name="P3"><text:span text:style-name="T2">int</text:span><text:span text:style-name="T3"> fact(</text:span><text:span text:style-name="T2">int</text:span><text:span text:style-name="T3"> x);</text:span></text:p>
            <text:p text:style-name="P3"><text:span text:style-name="T3"/></text:p>
            <text:p text:style-name="P3"><text:span text:style-name="T3">Неверно — переопределение возвращаемого значения</text:span></text:p>
            <text:p text:style-name="P3"><text:span text:style-name="T2">float</text:span><text:span text:style-name="T3"> fact(</text:span><text:span text:style-name="T2">int</text:span><text:span text:style-name="T3"> x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Определение функции</text:p>
          </draw:text-box>
        </draw:frame>
        <draw:frame presentation:style-name="pr5" draw:text-style-name="P1" draw:layer="layout" svg:width="11.1cm" svg:height="11.315cm" svg:x="1.4cm" svg:y="3.685cm" presentation:class="outline" presentation:user-transformed="true">
          <draw:text-box>
            <text:list text:style-name="L2">
              <text:list-item>
                <text:p>Определение функции содержит код, который выполняется при вызове функции</text:p>
              </text:list-item>
              <text:list-item>
                <text:p>Каждая функция должна иметь только одно определение</text:p>
              </text:list-item>
              <text:list-item>
                <text:p>Определение начинается с объявления и заканчивается блоком тела функции</text:p>
              </text:list-item>
              <text:list-item>
                <text:p>Компилятор <text:span text:style-name="T1">может</text:span> автоматически вставить объявление функции непосредственно перед определением</text:p>
              </text:list-item>
            </text:list>
          </draw:text-box>
        </draw:frame>
        <draw:frame presentation:style-name="pr5" draw:text-style-name="P4" draw:layer="layout" svg:width="14cm" svg:height="9.134cm" svg:x="12.989cm" svg:y="3.685cm" presentation:class="outline" presentation:user-transformed="true">
          <draw:text-box>
            <text:p><text:span text:style-name="T2">float</text:span><text:span text:style-name="T3"> sum (</text:span><text:span text:style-name="T2">float</text:span><text:span text:style-name="T3"> x, </text:span><text:span text:style-name="T2">float</text:span><text:span text:style-name="T3"> y) {</text:span></text:p>
            <text:p><text:span text:style-name="T3"><text:s text:c="4"/></text:span><text:span text:style-name="T2">float</text:span><text:span text:style-name="T3"> z;</text:span></text:p>
            <text:p><text:span text:style-name="T3"><text:s text:c="4"/></text:span><text:span text:style-name="T3">z = x + y;</text:span></text:p>
            <text:p><text:span text:style-name="T3"><text:s text:c="4"/></text:span><text:span text:style-name="T2">return</text:span><text:span text:style-name="T3"> z;</text:span></text:p>
            <text:p><text:span text:style-name="T3">}</text:span></text:p>
            <text:p><text:span text:style-name="T3"/></text:p>
            <text:p text:style-name="P3"><text:span text:style-name="T2">float</text:span><text:span text:style-name="T3"> sum (</text:span><text:span text:style-name="T2">float</text:span><text:span text:style-name="T3"> x, </text:span><text:span text:style-name="T2">float</text:span><text:span text:style-name="T3"> y) {</text:span></text:p>
            <text:p text:style-name="P3"><text:span text:style-name="T4"><text:s text:c="4"/></text:span><text:span text:style-name="T5">return</text:span><text:span text:style-name="T6"> </text:span><text:span text:style-name="T3">x + y;</text:span></text:p>
            <text:p text:style-name="P3"><text:span text:style-name="T3">}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value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Возвращаемое значение</text:p>
          </draw:text-box>
        </draw:frame>
        <draw:frame presentation:style-name="pr5" draw:text-style-name="P1" draw:layer="layout" svg:width="11.1cm" svg:height="11.315cm" svg:x="1.4cm" svg:y="3.685cm" presentation:class="outline" presentation:user-transformed="true">
          <draw:text-box>
            <text:list text:style-name="L2">
              <text:list-item>
                <text:p>Возвращаемое значение передается после ключевого слова <text:span text:style-name="T1">return</text:span></text:p>
              </text:list-item>
              <text:list-item>
                <text:p>Функция типа <text:span text:style-name="T1">void</text:span> должна содержать ключевое слово <text:span text:style-name="T1">return</text:span> без значения</text:p>
              </text:list-item>
              <text:list-item>
                <text:p>Тип значения после <text:span text:style-name="T1">return</text:span> должен быть точно таким, как указано в определении (или будет преобразован к нему, если возможно)</text:p>
              </text:list-item>
              <text:list-item>
                <text:p>Компилятор <text:span text:style-name="T1">может</text:span> добавить <text:span text:style-name="T1">return</text:span> для <text:span text:style-name="T1">void</text:span>-функции автоматически</text:p>
              </text:list-item>
              <text:list-item>
                <text:p>return не обязательно должен быть последним в функции, особенно если она содержит ветви</text:p>
              </text:list-item>
            </text:list>
          </draw:text-box>
        </draw:frame>
        <draw:frame presentation:style-name="pr5" draw:text-style-name="P4" draw:layer="layout" svg:width="14cm" svg:height="9.134cm" svg:x="12.98cm" svg:y="3.685cm" presentation:class="outline" presentation:user-transformed="true">
          <draw:text-box>
            <text:p><text:span text:style-name="T2">float</text:span><text:span text:style-name="T3"> sum (</text:span><text:span text:style-name="T2">float</text:span><text:span text:style-name="T3"> x, </text:span><text:span text:style-name="T2">float</text:span><text:span text:style-name="T3"> y) {</text:span></text:p>
            <text:p><text:span text:style-name="T3"><text:s text:c="4"/></text:span><text:span text:style-name="T3">...</text:span></text:p>
            <text:p><text:span text:style-name="T3"><text:s text:c="4"/></text:span><text:span text:style-name="T2">return</text:span><text:span text:style-name="T3"> z;</text:span></text:p>
            <text:p><text:span text:style-name="T3">}</text:span></text:p>
            <text:p><text:span text:style-name="T3"/></text:p>
            <text:p text:style-name="P3"><text:span text:style-name="T2">void</text:span><text:span text:style-name="T3"> print (</text:span><text:span text:style-name="T2">int</text:span><text:span text:style-name="T3"> x) {</text:span></text:p>
            <text:p text:style-name="P3"><text:span text:style-name="T4"><text:s text:c="4"/></text:span><text:span text:style-name="T4">...</text:span></text:p>
            <text:p text:style-name="P3"><text:span text:style-name="T4"><text:s text:c="4"/></text:span><text:span text:style-name="T5">return</text:span><text:span text:style-name="T3">;</text:span></text:p>
            <text:p text:style-name="P3"><text:span text:style-name="T3">}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s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Параметры функции</text:p>
          </draw:text-box>
        </draw:frame>
        <draw:frame presentation:style-name="pr5" draw:text-style-name="P1" draw:layer="layout" svg:width="11.1cm" svg:height="9.134cm" svg:x="1.4cm" svg:y="3.685cm" presentation:class="outline" presentation:user-transformed="true">
          <draw:text-box>
            <text:list text:style-name="L2">
              <text:list-header>
                <text:p>Параметры:</text:p>
              </text:list-header>
              <text:list-item>
                <text:p>Обязательные</text:p>
              </text:list-item>
              <text:list-item>
                <text:p>Со значением по умолчанию</text:p>
                <text:p>Параметры передаются в функцию по значению — для каждого вызова функции создается копия всех переменных, которые указаны в ее параметрах</text:p>
              </text:list-item>
            </text:list>
          </draw:text-box>
        </draw:frame>
        <draw:frame presentation:style-name="pr5" draw:text-style-name="P4" draw:layer="layout" svg:width="14cm" svg:height="9.815cm" svg:x="12.971cm" svg:y="3.685cm" presentation:class="outline" presentation:user-transformed="true">
          <draw:text-box>
            <text:p><text:span text:style-name="T2">void</text:span><text:span text:style-name="T3"> inc (</text:span><text:span text:style-name="T2">int</text:span><text:span text:style-name="T3"> x) {</text:span></text:p>
            <text:p><text:span text:style-name="T3"><text:s text:c="4"/></text:span><text:span text:style-name="T2">print</text:span><text:span text:style-name="T3">(x);</text:span></text:p>
            <text:p><text:span text:style-name="T3"><text:s text:c="4"/></text:span><text:span text:style-name="T3">x++;</text:span></text:p>
            <text:p><text:span text:style-name="T3"><text:s text:c="4"/></text:span><text:span text:style-name="T2">print</text:span><text:span text:style-name="T3">(x);</text:span></text:p>
            <text:p><text:span text:style-name="T3">}</text:span></text:p>
            <text:p><text:span text:style-name="T3"/></text:p>
            <text:p><text:span text:style-name="T2">int</text:span><text:span text:style-name="T3"> x = 0;</text:span></text:p>
            <text:p><text:span text:style-name="T2">print</text:span><text:span text:style-name="T3">(x);</text:span><text:span text:style-name="T7"> // x = 0</text:span></text:p>
            <text:p><text:span text:style-name="T2">inc</text:span><text:span text:style-name="T3">(x); </text:span><text:span text:style-name="T7">// x = 0 &amp; x = 1</text:span></text:p>
            <text:p><text:span text:style-name="T2">print</text:span><text:span text:style-name="T3">(x); </text:span><text:span text:style-name="T7">// x = 0</text:span></text:p>
            <text:p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Область видимости</text:p>
          </draw:text-box>
        </draw:frame>
        <draw:frame presentation:style-name="pr5" draw:text-style-name="P1" draw:layer="layout" svg:width="11.1cm" svg:height="9.134cm" svg:x="1.4cm" svg:y="3.685cm" presentation:class="outline" presentation:user-transformed="true">
          <draw:text-box>
            <text:list text:style-name="L2">
              <text:list-header>
                <text:p>Область видимости — фрагмент программы, в котором одно и то же имя (переменной или функции) закреплено за одной и той же сущностью.</text:p>
              </text:list-header>
              <text:list-item>
                <text:p>Глобальная</text:p>
              </text:list-item>
              <text:list-item>
                <text:p>Класса (локальная)</text:p>
              </text:list-item>
              <text:list-item>
                <text:p>Функции (локальная)</text:p>
                <text:p>При обращении к сущности поиск начинается с текущей области видимости и последовательно поднимается вверх.</text:p>
              </text:list-item>
            </text:list>
          </draw:text-box>
        </draw:frame>
        <draw:frame presentation:style-name="pr5" draw:text-style-name="P4" draw:layer="layout" svg:width="14cm" svg:height="9.815cm" svg:x="12.971cm" svg:y="3.685cm" presentation:class="outline" presentation:user-transformed="true">
          <draw:text-box>
            <text:p><text:span text:style-name="T2">int </text:span><text:span text:style-name="T8">x = 5;</text:span></text:p>
            <text:p><text:span text:style-name="T2">int</text:span><text:span text:style-name="T8"> y = 7;</text:span></text:p>
            <text:p><text:span text:style-name="T2"/></text:p>
            <text:p><text:span text:style-name="T2">void</text:span><text:span text:style-name="T3"> dummy () {</text:span></text:p>
            <text:p><text:span text:style-name="T3"><text:s text:c="4"/></text:span><text:span text:style-name="T2">int</text:span><text:span text:style-name="T3"> x = 3; </text:span><text:span text:style-name="T7">// маскирует глобальный x</text:span></text:p>
            <text:p><text:span text:style-name="T3"><text:s text:c="4"/></text:span><text:span text:style-name="T2">int</text:span><text:span text:style-name="T3"> z = 9; </text:span><text:span text:style-name="T7">// локальная</text:span></text:p>
            <text:p><text:span text:style-name="T3"><text:s text:c="4"/></text:span><text:span text:style-name="T2">print</text:span><text:span text:style-name="T3">(x);</text:span></text:p>
            <text:p><text:span text:style-name="T3"><text:s text:c="4"/></text:span><text:span text:style-name="T2">print</text:span><text:span text:style-name="T3">(y); </text:span><text:span text:style-name="T7">// y явно не определен</text:span></text:p>
            <text:p><text:span text:style-name="T8"><text:s text:c="4"/></text:span><text:span text:style-name="T2">print</text:span><text:span text:style-name="T8">(z);</text:span></text:p>
            <text:p><text:span text:style-name="T3">}</text:span></text:p>
            <text:p><text:span text:style-name="T3"/></text:p>
            <text:p><text:span text:style-name="T2">print</text:span><text:span text:style-name="T3">(x); </text:span><text:span text:style-name="T7">// -&gt; x = 5</text:span></text:p>
            <text:p><text:span text:style-name="T2">print</text:span><text:span text:style-name="T3">(y); </text:span><text:span text:style-name="T7">// -&gt; y = 7</text:span></text:p>
            <text:p><text:span text:style-name="T3">dummy(); </text:span><text:span text:style-name="T7">// -&gt; x = 3, y = 7, z = 9</text:span></text:p>
            <text:p><text:span text:style-name="T2">print</text:span><text:span text:style-name="T3">(z); </text:span><text:span text:style-name="T7">// ошибка: z не определен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values" draw:style-name="dp1" draw:master-page-name="Обычный" presentation:presentation-page-layout-name="AL2T1"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Параметры со значением по умолчанию</text:p>
          </draw:text-box>
        </draw:frame>
        <draw:frame presentation:style-name="pr5" draw:text-style-name="P1" draw:layer="layout" svg:width="11.1cm" svg:height="10.315cm" svg:x="1.4cm" svg:y="3.685cm" presentation:class="outline" presentation:user-transformed="true">
          <draw:text-box>
            <text:list text:style-name="L2">
              <text:list-header>
                <text:p>Параметры:</text:p>
              </text:list-header>
              <text:list-item>
                <text:p>Обязательные</text:p>
              </text:list-item>
              <text:list-item>
                <text:p>Со значением по умолчанию</text:p>
                <text:p>Параметры со значениями по умолчанию должны идти после обязательных параметров</text:p>
              </text:list-item>
              <text:list-item>
                <text:p>Пользовательские значения по умолчанию должны следовать только по порядку без пропусков</text:p>
              </text:list-item>
            </text:list>
          </draw:text-box>
        </draw:frame>
        <draw:frame presentation:style-name="pr5" draw:text-style-name="P5" draw:layer="layout" svg:width="13.971cm" svg:height="9cm" svg:x="13cm" svg:y="4.5cm" presentation:class="outline" presentation:user-transformed="true">
          <draw:text-box>
            <text:p><text:span text:style-name="T9">float</text:span><text:span text:style-name="T10"> sum (</text:span><text:span text:style-name="T9">float</text:span><text:span text:style-name="T10"> x, </text:span><text:span text:style-name="T9">float</text:span><text:span text:style-name="T10"> y = 1) {</text:span></text:p>
            <text:p><text:span text:style-name="T10"><text:s text:c="4"/></text:span><text:span text:style-name="T9">return</text:span><text:span text:style-name="T10"> x + y;</text:span></text:p>
            <text:p><text:span text:style-name="T10">}</text:span></text:p>
            <text:p><text:span text:style-name="T10"/></text:p>
            <text:p><text:span text:style-name="T10">sum(1, 2); </text:span><text:span text:style-name="T11">// -&gt; 3</text:span></text:p>
            <text:p><text:span text:style-name="T10">sum(4); </text:span><text:span text:style-name="T11">// -&gt; 5</text:span></text:p>
            <text:p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ling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Вызов функции</text:p>
          </draw:text-box>
        </draw:frame>
        <draw:frame presentation:style-name="pr5" draw:text-style-name="P1" draw:layer="layout" svg:width="12.6cm" svg:height="10.315cm" svg:x="1.4cm" svg:y="3.685cm" presentation:class="outline" presentation:user-transformed="true">
          <draw:text-box>
            <text:list text:style-name="L2">
              <text:list-item>
                <text:p>Вызов функции выполняется указанием ее имени (она должна быть объявлена в коде ранее) и передачей ей обязательных параметров</text:p>
              </text:list-item>
              <text:list-item>
                <text:p>Результат вызова функции (<text:span text:style-name="T1">return</text:span>) будет подставлен в текущее выражение в место вызова</text:p>
              </text:list-item>
            </text:list>
          </draw:text-box>
        </draw:frame>
        <draw:frame presentation:style-name="pr5" draw:text-style-name="P5" draw:layer="layout" svg:width="12.962cm" svg:height="10cm" svg:x="14cm" svg:y="3.5cm" presentation:class="outline" presentation:user-transformed="true">
          <draw:text-box>
            <text:p><text:span text:style-name="T9">float</text:span><text:span text:style-name="T10"> sum (</text:span><text:span text:style-name="T9">float</text:span><text:span text:style-name="T10"> x, </text:span><text:span text:style-name="T9">float</text:span><text:span text:style-name="T10"> y = 1) {</text:span></text:p>
            <text:p><text:span text:style-name="T10"><text:s text:c="4"/></text:span><text:span text:style-name="T9">return</text:span><text:span text:style-name="T10"> x + y;</text:span></text:p>
            <text:p><text:span text:style-name="T10">}</text:span></text:p>
            <text:p><text:span text:style-name="T10"/></text:p>
            <text:p><text:span text:style-name="T10">int x = 3;</text:span></text:p>
            <text:p><text:span text:style-name="T10">int y = 5;</text:span></text:p>
            <text:p><text:span text:style-name="T10">sum(sum(x),</text:span></text:p>
            <text:p><text:span text:style-name="T10"><text:s text:c="4"/></text:span><text:span text:style-name="T10">sum(sum(x, 3),</text:span></text:p>
            <text:p><text:span text:style-name="T10"><text:s text:c="8"/></text:span><text:span text:style-name="T10">sum(y, 5))); </text:span><text:span text:style-name="T11">// 20</text:span></text:p>
            <text:p><text:span text:style-name="T10"/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ursion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Рекурсия</text:p>
          </draw:text-box>
        </draw:frame>
        <draw:frame presentation:style-name="pr5" draw:text-style-name="P1" draw:layer="layout" svg:width="10.6cm" svg:height="9.134cm" svg:x="1.4cm" svg:y="3.685cm" presentation:class="outline" presentation:user-transformed="true">
          <draw:text-box>
            <text:list text:style-name="L2">
              <text:list-item>
                <text:p>Функция может вызывать сама себя</text:p>
              </text:list-item>
              <text:list-item>
                <text:p>При рекурсии обязательно должна быть ветвь, которая не вызывает повторную рекурсию, иначе функция попадет в бесконечную рекурсию и вызовет ошибку</text:p>
              </text:list-item>
              <text:list-item>
                <text:p>Частая проблема рекурсии — переполнение стека</text:p>
              </text:list-item>
            </text:list>
          </draw:text-box>
        </draw:frame>
        <draw:frame presentation:style-name="pr5" draw:text-style-name="P4" draw:layer="layout" svg:width="14cm" svg:height="9.134cm" svg:x="12.971cm" svg:y="3.685cm" presentation:class="outline" presentation:user-transformed="true">
          <draw:text-box>
            <text:p><text:span text:style-name="T2">int</text:span><text:span text:style-name="T3"> fact (</text:span><text:span text:style-name="T2">int</text:span><text:span text:style-name="T3"> x) {</text:span></text:p>
            <text:p><text:span text:style-name="T3"><text:s text:c="4"/></text:span><text:span text:style-name="T2">if</text:span><text:span text:style-name="T3"> (x &gt; 1) {</text:span></text:p>
            <text:p><text:span text:style-name="T3"><text:s text:c="8"/></text:span><text:span text:style-name="T2">return</text:span><text:span text:style-name="T3"> x * fact(x — 1);</text:span></text:p>
            <text:p><text:span text:style-name="T3"><text:s text:c="4"/></text:span><text:span text:style-name="T3">}</text:span></text:p>
            <text:p><text:span text:style-name="T3"><text:s text:c="4"/></text:span><text:span text:style-name="T2">else</text:span><text:span text:style-name="T3"> {</text:span></text:p>
            <text:p><text:span text:style-name="T3"><text:s text:c="8"/></text:span><text:span text:style-name="T2">return</text:span><text:span text:style-name="T3"> 1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38:05.065942607</dc:date>
    <meta:editing-duration>PT45M33S</meta:editing-duration>
    <meta:editing-cycles>15</meta:editing-cycles>
    <meta:document-statistic meta:object-count="73"/>
  </office:meta>
</office:document-meta>
</file>